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3B000001624114E6F65E5A80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officeooo:rsid="002e799d" officeooo:paragraph-rsid="002e799d"/>
    </style:style>
    <style:style style:name="P3"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officeooo:rsid="001dd873" officeooo:paragraph-rsid="001dd873"/>
    </style:style>
    <style:style style:name="P4"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ffffff" style:font-weight-asian="bold" style:font-weight-complex="bold"/>
    </style:style>
    <style:style style:name="P5" style:family="paragraph" style:parent-style-name="Text_20_body">
      <style:paragraph-properties fo:margin-top="0cm" fo:margin-bottom="0cm" loext:contextual-spacing="false" fo:line-height="179%" fo:text-align="end"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ffffff"/>
    </style:style>
    <style:style style:name="P6"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normal" officeooo:paragraph-rsid="0026766b" style:text-blinking="false" fo:background-color="#ffffff"/>
    </style:style>
    <style:style style:name="P7" style:family="paragraph" style:parent-style-name="Text_20_body">
      <style:paragraph-properties fo:margin-top="0cm" fo:margin-bottom="0cm" loext:contextual-spacing="false" fo:line-height="179%" fo:text-align="end"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style>
    <style:style style:name="P8" style:family="paragraph" style:parent-style-name="Text_20_body">
      <style:paragraph-properties fo:margin-top="0cm" fo:margin-bottom="0cm" loext:contextual-spacing="false" fo:line-height="179%" fo:text-align="end" style:justify-single-word="false" style:writing-mode="lr-tb"/>
      <style:text-properties style:font-name="Liberation Serif" fo:font-weight="normal"/>
    </style:style>
    <style:style style:name="P9"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paragraph-rsid="003b4d10"/>
    </style:style>
    <style:style style:name="P10"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paragraph-rsid="00411464"/>
    </style:style>
    <style:style style:name="P11"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paragraph-rsid="00411589"/>
    </style:style>
    <style:style style:name="P12"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paragraph-rsid="0042e8e6"/>
    </style:style>
    <style:style style:name="P13"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paragraph-rsid="00453b1b"/>
    </style:style>
    <style:style style:name="P14"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paragraph-rsid="0046980d"/>
    </style:style>
    <style:style style:name="P15"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rsid="003b4d10" officeooo:paragraph-rsid="003b4d10"/>
    </style:style>
    <style:style style:name="P16"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rsid="003ce640" officeooo:paragraph-rsid="003ce640"/>
    </style:style>
    <style:style style:name="P17"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rsid="003dee8b" officeooo:paragraph-rsid="003dee8b"/>
    </style:style>
    <style:style style:name="P18"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rsid="003f4358" officeooo:paragraph-rsid="003f4358"/>
    </style:style>
    <style:style style:name="P19"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rsid="00411589" officeooo:paragraph-rsid="00411589"/>
    </style:style>
    <style:style style:name="P20"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officeooo:rsid="00447506" officeooo:paragraph-rsid="00447506"/>
    </style:style>
    <style:style style:name="T1" style:family="text">
      <style:text-properties officeooo:rsid="00265477"/>
    </style:style>
    <style:style style:name="T2" style:family="text">
      <style:text-properties fo:font-variant="normal" fo:text-transform="none" fo:color="#000000" style:text-line-through-style="none" style:text-line-through-type="none" fo:font-size="16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fo:font-size="12pt" fo:font-style="normal" style:text-underline-style="none" officeooo:rsid="002d2816" style:text-blinking="false" fo:background-color="#ffffff" loext:char-shading-value="0"/>
    </style:style>
    <style:style style:name="T4" style:family="text">
      <style:text-properties style:font-name="Liberation Serif" fo:font-style="normal" style:font-style-asian="normal" style:font-style-complex="normal"/>
    </style:style>
    <style:style style:name="T5" style:family="text">
      <style:text-properties style:font-name="Liberation Serif" fo:font-style="normal" officeooo:rsid="0038ed93" style:font-style-asian="normal" style:font-style-complex="normal"/>
    </style:style>
    <style:style style:name="T6" style:family="text">
      <style:text-properties style:font-name="Liberation Serif" fo:font-style="normal" officeooo:rsid="00411464" style:font-style-asian="normal" style:font-style-complex="normal"/>
    </style:style>
    <style:style style:name="T7" style:family="text">
      <style:text-properties style:font-name="Liberation Serif" fo:font-style="normal" officeooo:rsid="00411589" style:font-style-asian="normal" style:font-style-complex="normal"/>
    </style:style>
    <style:style style:name="T8" style:family="text">
      <style:text-properties style:font-name="Liberation Serif" fo:font-style="normal" officeooo:rsid="0042e8e6" style:font-style-asian="normal" style:font-style-complex="normal"/>
    </style:style>
    <style:style style:name="T9" style:family="text">
      <style:text-properties style:font-name="Liberation Serif" fo:font-style="normal" officeooo:rsid="00453b1b" style:font-style-asian="normal" style:font-style-complex="normal"/>
    </style:style>
    <style:style style:name="T10" style:family="text">
      <style:text-properties style:font-name="Liberation Serif" fo:font-style="normal" officeooo:rsid="0046980d" style:font-style-asian="normal" style:font-style-complex="normal"/>
    </style:style>
    <style:style style:name="T11" style:family="text">
      <style:text-properties style:font-name="Liberation Serif" fo:font-style="normal" officeooo:rsid="00478e81" style:font-style-asian="normal" style:font-style-complex="normal"/>
    </style:style>
    <style:style style:name="T12" style:family="text">
      <style:text-properties style:font-name="Liberation Serif" fo:font-style="normal" fo:font-weight="normal" style:font-style-asian="normal" style:font-weight-asian="normal" style:font-style-complex="normal" style:font-weight-complex="normal"/>
    </style:style>
    <style:style style:name="T13" style:family="text">
      <style:text-properties style:font-name="Liberation Serif" fo:font-style="normal" fo:font-weight="normal" officeooo:rsid="0038ed93" style:font-style-asian="normal" style:font-weight-asian="normal" style:font-style-complex="normal" style:font-weight-complex="normal"/>
    </style:style>
    <style:style style:name="T14" style:family="text">
      <style:text-properties style:font-name="Liberation Serif" fo:font-style="normal" fo:font-weight="normal" officeooo:rsid="003ce640" style:font-style-asian="normal" style:font-weight-asian="normal" style:font-style-complex="normal" style:font-weight-complex="normal"/>
    </style:style>
    <style:style style:name="T15" style:family="text">
      <style:text-properties style:font-name="Liberation Serif" fo:font-style="normal" fo:font-weight="normal" officeooo:rsid="003dee8b" style:font-style-asian="normal" style:font-weight-asian="normal" style:font-style-complex="normal" style:font-weight-complex="normal"/>
    </style:style>
    <style:style style:name="T16" style:family="text">
      <style:text-properties style:font-name="Liberation Serif" fo:font-style="normal" fo:font-weight="normal" officeooo:rsid="003f4358"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igura1" text:anchor-type="paragraph" svg:width="17cm" svg:height="1.448cm" draw:z-index="0"><draw:image xlink:href="Pictures/100000000000103B000001624114E6F65E5A80FF.jpg" xlink:type="simple" xlink:show="embed" xlink:actuate="onLoad"/></draw:frame><text:bookmark text:name="docs-internal-guid-87546ce9-cc0d-93ad-6731-8920c67dcf01"/><text:bookmark text:name="docs-internal-guid-87546ce9-cc0e-cdd5-07b7-66ee10fbbb6d"/></text:p>
      <text:p text:style-name="P6">Universidade de Brasília – UnB<text:line-break/>Faculdade do Gama UnB – FGA<text:line-break/>Curso de Engenharia de Software</text:p>
      <text:p text:style-name="P1"/>
      <text:p text:style-name="P1"/>
      <text:p text:style-name="P1"/>
      <text:p text:style-name="P1"/>
      <text:p text:style-name="P1"/>
      <text:p text:style-name="P1"/>
      <text:p text:style-name="P1"/>
      <text:p text:style-name="P1"/>
      <text:p text:style-name="P4"><text:span text:style-name="T1">Exercício Cap. 9 Simone Diniz<text:tab/> –</text:span> <text:span text:style-name="T1">Interação Humano Computador</text:span></text:p>
      <text:p text:style-name="P1"/>
      <text:p text:style-name="P1"/>
      <text:p text:style-name="P1"/>
      <text:p text:style-name="P1"/>
      <text:p text:style-name="P1"/>
      <text:p text:style-name="P1"/>
      <text:p text:style-name="P1"><text:tab/></text:p>
      <text:p text:style-name="P1"/>
      <text:p text:style-name="P8"><text:span text:style-name="T2">Professor<text:line-break/></text:span><text:span text:style-name="T3">André Barros de Sales</text:span></text:p>
      <text:p text:style-name="P1"/>
      <text:p text:style-name="P5">Aluno</text:p>
      <text:p text:style-name="P7">João Pedro Sconetto – <text:span text:style-name="T1">14/0145940</text:span></text:p>
      <text:p text:style-name="P2"/>
      <text:p text:style-name="P9"><text:soft-page-break/><text:span text:style-name="T13">1) Explique as vantagens de avaliar a qualidade de uso?</text:span></text:p>
      <text:p text:style-name="P15"><text:span text:style-name="T13">R. </text:span><text:span text:style-name="T12">Ela orienta o avaliador a fazer um julgamento de valor sobre a qualidade de uso da solução de IHC e a identificar problemas na interação e na interface que prejudiquem a experiência particular do usuário durante o uso do sistema.</text:span></text:p>
      <text:p text:style-name="P9"><text:span text:style-name="T13">2) Por que é importante avaliar?</text:span></text:p>
      <text:p text:style-name="P15"><text:span text:style-name="T13">R. </text:span><text:span text:style-name="T12">Pois assim é possível corrigir os problemas relacionados com a qualidade de uso antes de inserir o sistema interativo no cotidiano dos usuários, seja um sistema novo ou uma nova versão de algum sistema existente.</text:span></text:p>
      <text:p text:style-name="P9"><text:span text:style-name="T13">3) Como é possível garantir a qualidade total de um produto?</text:span></text:p>
      <text:p text:style-name="P15"><text:span text:style-name="T13">R. </text:span><text:span text:style-name="T12">É difícil garantir a “qualidade total” de um produto, porque seria necessário avaliar o produto final em todas as situações de uso possíveis. </text:span><text:span text:style-name="T14">Além de ser inviável prever todas essas situações, o custo de tal avaliação seria alto demais, e exigiria muito tempo e esforço para sua realização.</text:span></text:p>
      <text:p text:style-name="P9"><text:span text:style-name="T13">4) Sob quais perspectivas um sistema interativo deve ser avaliado? Explique cada uma delas.</text:span></text:p>
      <text:p text:style-name="P16"><text:span text:style-name="T13">R. </text:span><text:span text:style-name="T12">Na perspectiva de quem o concebe, de quem o constrói e de quem o utiliza. Na perspectiva de quem constrói, o objetivo principal da avaliação é verificar se o sistema funciona de acordo com a especificação de requisitos, os critérios de qualidade avaliados nessa perspectiva estão relacionados à construção de sistemas interativos, tal como robustez e confiabilidade. Na perspectiva de quem concebe e de quem utiliza um sistema interativo, a avaliação tem por objetivo principal verificar se o sistema apoia adequadamente os usuários a atingirem seus objetivos em um contexto de uso, os critérios de qualidade avaliados nessa perspectiva são relacionados ao uso, tais como: usabilidade, experiência do usuário, acessibilidade e comunicabilidade.</text:span></text:p>
      <text:p text:style-name="P9"><text:span text:style-name="T13">5) A avaliação de IHC deve ser conduzida pelos avaliadores que participaram da concepção da solução? Justifique a sua resposta.</text:span></text:p>
      <text:p text:style-name="P16"><text:span text:style-name="T13">R. </text:span><text:span text:style-name="T12">Sempre que possível, a avaliação de IHC deve ser conduzida por avaliadores que não participaram da concepção da solução, pois eles possuem melhores condições de analisar a solução sob um ponto de vista mais neutro, para defender os usuários e não o design concebido.</text:span></text:p>
      <text:p text:style-name="P9"><text:span text:style-name="T13">6) Quais são as razões para se avaliar a qualidade de uso de sistemas computacionais interativos?</text:span></text:p>
      <text:p text:style-name="P16"><text:span text:style-name="T13">R. </text:span><text:span text:style-name="T12">Dentre as razões para avaliarmos a qualidade de uso de sistemas computacionais interativos, Tognazzini (2000) destaca as seguintes:</text:span></text:p>
      <text:p text:style-name="P16"><text:span text:style-name="T12">- os problemas de IHC podem ser corrigidos antes e não depois de o produto ser lançado;</text:span></text:p>
      <text:p text:style-name="P16"><text:span text:style-name="T12">- a equipe de desenvolvimento pode se concentrar na solução de problemas reais, em vez de gastar tempo debatendo gostos e preferências particulares de cada membro da equipe a respeito do produto;</text:span></text:p>
      <text:p text:style-name="P16"><text:soft-page-break/><text:span text:style-name="T12">- os engenheiros sabem construir um sistema interativo, mas não sabem e não estão em uma posição adequada para discutir sobre a qualidade de uso;</text:span></text:p>
      <text:p text:style-name="P16"><text:span text:style-name="T12">- entre outros;</text:span></text:p>
      <text:p text:style-name="P9"><text:span text:style-name="T13">7) Quais os benefícios a curto, médio e longo prazo de avaliar a qualidade de uso?</text:span></text:p>
      <text:p text:style-name="P16"><text:span text:style-name="T13">A </text:span><text:span text:style-name="T12">curto prazo, avaliar a qualidade de uso e corrigir os problemas identificados contribuem para aumentar a produtividade dos usuários, diminuir o número e a gravidade dos erros cometidos durante o uso, e aumentar a satisfação dos usuários. A médio e longo prazo, identificar e corrigir os problemas de IHC contribuem para diminuir o custo de treinamento e suporte, e para planejar versões futuras do sistema, pois chamam a atenção da equipe para partes do sistema que podem melhorar, além de indicar outras que podem ser mais exploradas.</text:span></text:p>
      <text:p text:style-name="P9"><text:span text:style-name="T13">8) O que se deve fazer no planejamento de uma avaliação?</text:span></text:p>
      <text:p text:style-name="P16"><text:span text:style-name="T13">R. </text:span><text:span text:style-name="T15">Ao planejar uma avaliação de IHC, o avaliador deve decidir o que, quando, onde e como avaliar, bem como os dados a serem coletados e produzidos, além do tipo de método utilizado.</text:span></text:p>
      <text:p text:style-name="P9"><text:span text:style-name="T13">9) O que são os objetivos de uma avaliação, a quem eles interessam e por quê?</text:span></text:p>
      <text:p text:style-name="P17"><text:span text:style-name="T13">R. </text:span><text:span text:style-name="T12">Os objetivos de uma avaliação determinam quais aspectos relacionados ao uso do sistema devem ser investigados. Esses objetivos são motivados por requisições, reclamações ou comportamentos de qualquer interessado no sistema (stakeholders): usuários, designers, cliente (“dono do sistema”), desenvolvedores, departamento de marketing etc.</text:span></text:p>
      <text:p text:style-name="P9"><text:span text:style-name="T13">10) Cite alguns exemplos de que se pode avaliar na avaliação da apropriação de tecnologia?</text:span></text:p>
      <text:p text:style-name="P17"><text:span text:style-name="T13">R. </text:span><text:span text:style-name="T12">Avaliar a apropriação de tecnologia requer a participação dos usuários para permitir uma melhor compreensão sobre: o contexto em que o sistema avaliado se insere, quais os objetivos e as necessidades dos usuários, como os usuários costumam alcançá-los, em que grau as tecnologias disponíveis satisfazem suas necessidades e preferências e como elas afetam sua vida pessoal e profissional.</text:span></text:p>
      <text:p text:style-name="P9"><text:span text:style-name="T13">11) O que significa avaliação de ideias e alternativas de design? Cite exemplos.</text:span></text:p>
      <text:p text:style-name="P17"><text:span text:style-name="T13">R. </text:span><text:span text:style-name="T12">A avaliação de ideias e alternativas de design busca comprar diferentes alternativas de solução de acordo com critérios relacionados com o uso e com a construção da interface com usuário. Por exemplo, com relação ao uso podemos avaliar a facilidade de aprendizado, o apoio à recuperação de erros ou o tipo de intervenção pretendido na vida dos usuários.</text:span></text:p>
      <text:p text:style-name="P9"><text:span text:style-name="T13">12) O que significa avaliação de conformidade com um padrão? Cite exemplos.</text:span></text:p>
      <text:p text:style-name="P17"><text:span text:style-name="T13">R. </text:span><text:span text:style-name="T12">Avaliar a conformidade com um padrão é importante quando a solução de IHC precisa ter características específicas determinadas por padrões estabelecidos. Por exemplo, pode ser necessário que a solução de IHC esteja de acordo com os padrões do W3C para acessibilidade.</text:span></text:p>
      <text:p text:style-name="P9"><text:soft-page-break/><text:span text:style-name="T13">13) O que significa avaliação de problemas na interação e na interface? Cite exemplos.</text:span></text:p>
      <text:p text:style-name="P17"><text:span text:style-name="T13">R. </text:span><text:span text:style-name="T16">Problemas na interação e na interface são os aspectos mais avaliados na área de IHC. Na avaliação desses aspectos, o avaliador pode contar ou não com a participação dos usuários para coletar dados relacionados ao uso de sistemas interativos. Ele analisa os dados coletados com objetivo de identificar, por exemplo, problemas na interação e na interface que prejudiquem a qualidade de uso do sistema.</text:span></text:p>
      <text:p text:style-name="P9"><text:span text:style-name="T13">14) Cite exemplos de perguntas que uma avaliação deve responder em relação ao objetivo da avaliação.</text:span></text:p>
      <text:p text:style-name="P18"><text:span text:style-name="T13">R. </text:span><text:span text:style-name="T12">Com o objetivo de analisar a apropriação da tecnologia: De que maneira os usuários utilizam o sistema? Em que difere do planejado?</text:span></text:p>
      <text:p text:style-name="P18"><text:span text:style-name="T12">Com o objetivo de comparar ideias e alternativas de design: Qual das alternativas é a mais eficiente? Mais fácil de aprender?</text:span></text:p>
      <text:p text:style-name="P18"><text:span text:style-name="T12">Com o objetivo de verificar a conformidade com um padrão: O sistema está de acordo com os padrões de acessibilidade do W3C?</text:span></text:p>
      <text:p text:style-name="P18"><text:span text:style-name="T12">Com o objetivo de identificar problemas na interação e interface: O usuário consegue operar o sistema? Ele atinge seu objetivo? Com quanta eficiência?</text:span></text:p>
      <text:p text:style-name="P18"><text:span text:style-name="T12">Entre várias outras.</text:span></text:p>
      <text:p text:style-name="P9"><text:span text:style-name="T5">15) Qual a diferença entre a avaliação formativa e somativa?</text:span></text:p>
      <text:p text:style-name="P18"><text:span text:style-name="T5">R. </text:span><text:span text:style-name="T4">A avaliação de IHC realizada durante a elaboração da solução, ou seja, antes de termos uma solução pronta, é chamada de avaliação formativa (ou construtiva). A avaliação realizada depois de uma solução estar pronta é chamada de avaliação somativa (ou conclusiva).</text:span></text:p>
      <text:p text:style-name="P9"><text:span text:style-name="T5">16) Qual a diferença da avaliação de IHC em um contexto real de uso e em laboratório?</text:span></text:p>
      <text:p text:style-name="P18"><text:span text:style-name="T5">R. </text:span><text:span text:style-name="T4">A avaliação em contexto, que constitui uma forma de estudo de campo, aumenta as chances de verificarmos a qualidade de uso da solução de IHC perante um conjunto maior e mais diversificado de situações de uso. A avaliação em laboratório oferece um controle maior sobre as interferências do ambiente de interação usuário-sistema e facilita o registro de dados das experiências de uso com a solução de IHC avaliada.</text:span></text:p>
      <text:p text:style-name="P9"><text:span text:style-name="T5">17) Dependendo do tipo de avaliação, o avaliador pode coletar quais tipos de dados?</text:span></text:p>
      <text:p text:style-name="P18"><text:span text:style-name="T5">R. </text:span><text:span text:style-name="T6">O avaliador pode coletar dados sobre a situação atual, uso atual da tecnologia, aspectos positivos e negativos identificados durante esse suo, necessidades e oportunidades de intervenção.</text:span></text:p>
      <text:p text:style-name="P9"><text:span text:style-name="T5">18) Explique os diferentes tipos de dados (nominais, ordinais, qualitativos, quantitativos etc) que podem ser coletados e produzidos em uma avaliação de design. Cite alguns exemplos para cada um desses diferentes tipos de dados.</text:span></text:p>
      <text:p text:style-name="P10"><text:soft-page-break/><text:span text:style-name="T5">R. </text:span><text:span text:style-name="T6">Dados nominais ou categóricos representam conceitos na forma de rótulos ou categorias. Por exemplo, uma pessoa pode ser classificada conforme sua origem étnica em caucasiana, africana, hispânica, asiática ou outra. Dados ordinais, como o próprio nome revela, representam conceitos com relações que definem algum tipo de ordem entre eles. </text:span><text:span text:style-name="T4">Por exemplo, a relação entre o Web site que um usuário mais utiliza e o segundo site mais utilizado por ele. </text:span><text:span text:style-name="T6">Dados qualitativos representam conceitos que não são representados numericamente. Além dos dados nominais, também são dados qualitativos as respostas livres coletadas em questionários e entrevistas, tais como expectativas, explicações, críticas, sugestões e outros tipos de comentário. Já os dados quantitativos representam numericamente uma quantidade, ou seja, uma grandeza resultante de uma contagem ou medição, tais como: o tempo e número de passos necessários para alcançar determinado objetivo; o número de erros cometidos durante uma sessão de uso; quantas vezes a ajuda on-line e o manual de uso foram consultados; e quantos usuários conseguiram alcançar o objetivo satisfatoriamente.</text:span></text:p>
      <text:p text:style-name="P9"><text:span text:style-name="T5">19) Explique os métodos de de avaliação (investigação, inspeção e observação).</text:span></text:p>
      <text:p text:style-name="P10"><text:span text:style-name="T5">R. Os métodos de investigação (inquiry) envolvem o uso de questionários, a realização de entrevistas, grupos de foco e estudos de campo, entre outros. Esses métodos permitem ao avaliador ter acesso, interpretar e analisar concepções, opiniões, expectativas e comportamentos do usuário relacionados com sistemas interativos. Os métodos de inspeção permitem ao avaliador examinar (ou inspecionar) uma solução de IHC para tentar antever as possíveis consequências de certas decisões de design sobre as experiências de uso. Os métodos de observação fornecem dados sobre situações em que os usuários realizam suas atividades, com ou sem apoio de sistemas interativos. Através do registro dos dados observados, </text:span><text:span text:style-name="T6">e</text:span><text:span text:style-name="T5">sses métodos permitem identificar problemas reais que os usuários enfrentaram durante sua experiência de uso do sistema sendo avaliado. </text:span></text:p>
      <text:p text:style-name="P9"><text:span text:style-name="T5">20) Qual a diferença entre dados qualitativos e quantitativos?</text:span></text:p>
      <text:p text:style-name="P10"><text:span text:style-name="T5">R. Dados qualitativos representam conceitos que não são representados numericamente. Já os dados quantitativos representam numericamente uma quantidade, ou seja, uma grandeza resultante de uma contagem ou medição, tais como: o tempo e número de passos necessários para alcançar determinado objeti</text:span><text:span text:style-name="T6">vos, entre outros.</text:span></text:p>
      <text:p text:style-name="P9"><text:span text:style-name="T5">21) Qual a diferença entre dados objetivos e subjetivos?</text:span></text:p>
      <text:p text:style-name="P11"><text:span text:style-name="T5">R. Dados objetivos podem ser medidos por instrumentos ou sof</text:span><text:span text:style-name="T7">t</text:span><text:span text:style-name="T5">ware, como, por exemplo, os termos que um participante utilizou para realizar uma determinada busca, as músicas que ele mais ouviu no último mês no seu computador e o tempo que ele levou para realizar uma tarefa numa sessão de teste. Já os dados subjetivos precisam ser explicitamente expressos pelos participantes da avaliação, como opiniões e preferências.</text:span></text:p>
      <text:p text:style-name="P9"><text:span text:style-name="T5">22) Qual a diferença entre os métodos de investigação, inspeção e observação?</text:span></text:p>
      <text:p text:style-name="P19"><text:span text:style-name="T5">R. </text:span><text:span text:style-name="T4">A diferença entre os três métodos se dá no tipo de dado que cada um retorna para o seu avaliador, a investigação auxiliará o avaliador a </text:span><text:span text:style-name="T5">ter acesso, interpretar e analisar concepções, opiniões, </text:span><text:soft-page-break/><text:span text:style-name="T5">expectativas e comportamentos do usuário relacionados com sistemas interativos, </text:span><text:span text:style-name="T4">enquanto na inspeção permitirá </text:span><text:span text:style-name="T5">antever as possíveis consequências de certas decisões de design sobre as experiências de uso, </text:span><text:span text:style-name="T4">e a observação </text:span><text:span text:style-name="T5">fornece</text:span><text:span text:style-name="T8">rá</text:span><text:span text:style-name="T5"> dados sobre situações em que os usuários realizam suas atividades, com ou sem apoio de sistemas interativos.</text:span></text:p>
      <text:p text:style-name="P9"><text:span text:style-name="T5">23) Como avaliar?</text:span></text:p>
      <text:p text:style-name="P11"><text:span text:style-name="T5">R. Os métodos de avaliação de IHC possuem as seguintes atividades básicas: preparação, coleta de dados, interpretação, consolidação e relato dos resultados. Caso a avaliação encontre problemas ou oportunidades de melhoria, também é planejado um reprojeto do sistema. </text:span></text:p>
      <text:p text:style-name="P9"><text:span text:style-name="T5">24) Descreva a atividade de preparação da avaliação</text:span></text:p>
      <text:p text:style-name="P12"><text:span text:style-name="T5">R. Como primeiro passo para preparar uma avaliação, o avaliador deve aprender sobre a situação atual, que inclui o domínio do problema, os papéis e perfis dos usuários, seus objetivos e atividades, e o contexto em que o sistema é ou será utilizado. O avaliador também deve conhecer as interfaces dos sistemas complementares ou semelhantes com os quais os usuários estejam acostumados a utilizar, além de, é claro, a interface do próprio sistema ou protótipo a ser avaliado. Sempre que possível, o avaliador deve buscar saber quais são os comportamentos e as dificuldades típicos dos usuários durante o uso de sistemas interativos semelhantes.</text:span></text:p>
      <text:p text:style-name="P9"><text:span text:style-name="T5">25) Apresente um modelo de termo de consentimento? Para que ele deve ser usado?</text:span></text:p>
      <text:p text:style-name="P20"><text:span text:style-name="T5">R. </text:span><text:span text:style-name="T4">O termo de consentimento é um material de apoio que deve ser produzido antes da coleta de dados, de acordo com os cuidados éticos necessários, para que os participantes estejam cientes da avaliação, como se dá, das exigências e limitações, entre outras informações.</text:span></text:p>
      <text:p text:style-name="P9"><text:span text:style-name="T5">26) Explique o que é um teste-piloto. Quem pode se convidado para realizar o teste piloto?</text:span></text:p>
      <text:p text:style-name="P13"><text:span text:style-name="T5">R. Concluído todo o planejamento da avaliação, é muito importante que o avaliador realize um teste-piloto. O objetivo desse teste é avaliar o próprio planejamento, e analisar se a avaliação, tal como planejada, produz os dados necessários para responder a questões e objetivos do estudo.</text:span></text:p>
      <text:p text:style-name="P9"><text:span text:style-name="T5">27) Qual o tempo máximo sugerido para um participando realizar uma tarefa na avaliação? Qual o tempo máximo sugerido para uma avaliação?</text:span></text:p>
      <text:p text:style-name="P13"><text:span text:style-name="T5">R. </text:span><text:span text:style-name="T9">O</text:span><text:span text:style-name="T5"> avaliador deve considerar o prazo e os recursos disponíveis. Uma sessão de teste com usuários, por exemplo, costuma durar em torno de uma hora</text:span></text:p>
      <text:p text:style-name="P9"><text:span text:style-name="T5">28) Que informações devem ser colhidas no formulário de acompanhamento das sessões de observação?</text:span></text:p>
      <text:p text:style-name="P13"><text:span text:style-name="T5">R. O formulário de acompanhamento das sessões de observação facilita a anotação de dados importantes para análise da interação, tais como: falas espontâneas do usuário durante o uso, se o usuário conseguiu ou não concluir uma tarefa, se foi necessário ajudá-lo em uma tarefa para prosseguir com a tarefa seguinte etc. Além de observar e registrar dados durante uma sessão de </text:span><text:soft-page-break/><text:span text:style-name="T5">interação, o avaliador pode usar entrevistas curtas antes e depois da execução das tarefas para coletar outros dados importantes. </text:span></text:p>
      <text:p text:style-name="P9"><text:span text:style-name="T5">29) Explique como se faz para recrutar participantes para uma avaliação de design.</text:span></text:p>
      <text:p text:style-name="P14"><text:span text:style-name="T5">R. Caso seja escolhido um método de avaliação que envolva usuários, o avaliador deve também escolher o perfil e o número de participantes, com base nos perfis de usuários, nos objetivos e no escopo da avaliação. Por exemplo, se o objetivo for verificar como usuários novatos aprendem a realizar determinadas tarefas utilizando o sistema, o avaliador deve recrutar usuários inexperientes no uso do sistema e na realização das tarefas em questão</text:span></text:p>
      <text:p text:style-name="P9"><text:span text:style-name="T5">30) Quem o avaliador deve evitar para ser o participante da avaliação?</text:span></text:p>
      <text:p text:style-name="P14"><text:span text:style-name="T10">R. Os avaliadores devem buscar participantes que representem o público-alvo do sistema avaliado, ou seja, que possuam características semelhantes aos usuários típicos. Caso o participantes não se encaixe, ele deve ser cotado ficar de fora da avaliação.</text:span></text:p>
      <text:p text:style-name="P9"><text:span text:style-name="T5">31) Quais são as orientações gerais para uma sessão de observação em laboratório?</text:span></text:p>
      <text:p text:style-name="P14"><text:span text:style-name="T5">R. Nesse momento, o sof</text:span><text:span text:style-name="T11">t</text:span><text:span text:style-name="T5">ware e os equipamentos que registram os dados da interação devem ser ativados. O avaliador apresenta o sistema a ser avaliado e pode permitir que o participante explore-o livremente por alguns minutos, caso seja o seu primeiro contato com o sistema. Depois da exploração livre, o avaliador entrega ao participante as instruções e os cenários das tarefas a serem realizadas. Esclarecidas as eventuais dúvidas, o participante passa a realizar as tarefas solicitadas.</text:span></text:p>
      <text:p text:style-name="P9"><text:span text:style-name="T5">32) Como os avaliadores devem relatar os resultados consolidados de uma avaliação?</text:span></text:p>
      <text:p text:style-name="P14"><text:span text:style-name="T5">R. os avaliadores devem relatar os resultados consolidados, que costumam incluir: <text:line-break/>- os objetivos e escopo da avaliação; <text:line-break/>- a forma como a avaliação foi realizada (método de avaliação empregado); <text:line-break/>- o número e o perfil de usuários e avaliadores que participaram da avaliação; <text:line-break/>- um sumário dos dados coletados, incluindo tabelas e gráficos; <text:line-break/>- um relato da interpretação e análise dos dados; <text:line-break/>- uma lista dos problemas encontrados; <text:line-break/>- um planejamento para o reprojeto do sistema.</text:span></text:p>
      <text:p text:style-name="P9"><text:span text:style-name="T5">33) Explique o framework Decide.</text:span></text:p>
      <text:p text:style-name="P14"><text:span text:style-name="T5">R. Sharp, Rogers e Preece (2007) propõem um framework chamado DECIDE para orientar o planejamento, a execução e a análise de uma avaliação de IHC. As atividades do framework são interligadas e executadas iterativamente, à medida que o avaliador articula os objetivos da avaliação, os dados e recursos disponíveis. Então, quando o avaliador descobre uma necessidade de modificar os rumos da avaliação por algum motivo, as demais atividades são afetadas. Por exemplo, se o avaliador não conseguir permissão para visitar o ambiente de uso de um sistema, ele não pode </text:span><text:soft-page-break/><text:span text:style-name="T5">aplicar um mé- todo de avaliação que coleta dados sobre o uso do sistema em contexto. Nesse caso, provavelmente seus objetivos precisarão ser revisto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8:09:37.541909970</meta:creation-date>
    <dc:date>2017-10-31T09:28:45.610242354</dc:date>
    <meta:editing-duration>PT1H33M53S</meta:editing-duration>
    <meta:editing-cycles>17</meta:editing-cycles>
    <meta:generator>LibreOffice/5.1.6.2$Linux_X86_64 LibreOffice_project/10m0$Build-2</meta:generator>
    <meta:document-statistic meta:table-count="0" meta:image-count="1" meta:object-count="0" meta:page-count="8" meta:paragraph-count="80" meta:word-count="2661" meta:character-count="16848" meta:non-whitespace-character-count="14249"/>
  </office:meta>
</office:document-meta>
</file>